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 style:list-style-name="L1"/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lusiones y líneas de trabajo futuras </text:h>
      <text:p text:style-name="UBUcuerpoTrabajo">{Todo proyecto debe incluir las conclusiones que se derivan de su desarrollo. Éstas pueden ser de diferente índole, dependiendo de la tipología del proyecto, pero normalmente van a estar presentes un conjunto de conclusiones relacionadas con los resultados del proyecto y un conjunto de conclusiones técnicas. </text:p>
      <text:p text:style-name="UBUcuerpoTrabajo">Además, resulta muy útil realizar un informe crítico indicando cómo se puede mejorar el proyecto, o cómo se puede continuar trabajando en la línea del proyecto realizado. }</text:p>
      <text:p text:style-name="UBUcuerpoTrabajo">{Se ha obtenido</text:p>
      <text:list xml:id="list7767688615421663272" text:style-name="L1">
        <text:list-item>
          <text:p text:style-name="P1">un producto ...</text:p>
        </text:list-item>
        <text:list-item>
          <text:p text:style-name="P1">un ...</text:p>
        </text:list-item>
      </text:list>
      <text:p text:style-name="UBUcuerpoTrabajo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7_Conclusiones.odt</text:file-name> v.<text:editing-cycles>6</text:editing-cycles> <text:title/><text:modification-date style:data-style-name="N103">23/jul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0:31</meta:creation-date>
    <meta:generator>OpenOffice/4.1.1$Unix OpenOffice.org_project/411m6$Build-9775</meta:generator>
    <dc:date>2015-07-23T23:31:39</dc:date>
    <dc:creator>Carlos Pardo Aguilar</dc:creator>
    <meta:editing-duration>PT4M19S</meta:editing-duration>
    <meta:editing-cycles>6</meta:editing-cycles>
    <meta:document-statistic meta:table-count="0" meta:image-count="0" meta:object-count="0" meta:page-count="1" meta:paragraph-count="8" meta:word-count="95" meta:character-count="600"/>
  </office:meta>
</office:document-meta>
</file>